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Verify that user profile can be updated with valid data.</text:p>
      <text:p>Ensure error is shown for invalid email format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